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306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нешний размыкающий контакт рел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1cm" svg:height="1.72cm" draw:z-index="0"><draw:image xlink:href="../../odt/images/306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.</text:span></text:p>
            <text:p text:style-name="Text_20_body"><text:span text:style-name="T5">Реализует операцию </text:span><text:span text:style-name="T6">логического И-НЕ</text:span><text:span text:style-name="T5"> для входа блока и значения, указанного в параметрах блока (аналог управляющей обмотки реле для блока </text:span><text:span text:style-name="T6">Размыкающий контакт реле</text:span><text:span text:style-name="T5">). Таким образом, имя контакта указывается непос</text:span>редственно внутри субмодели.</text:p>
            <text:p text:style-name="Text_20_body"><text:span text:style-name="T4">Свойства</text:span>:</text:p>
            <text:list xml:id="list4241904418096565758" text:style-name="L1">
              <text:list-item>
                <text:p text:style-name="P4">Имя переменной — имя переменной<text:span text:style-name="T1">, </text:span><text:span text:style-name="T2">для которой (и для входа блока) выполняется операция И-НЕ.</text:span></text:p>
              </text:list-item>
              <text:list-item>
                <text:p text:style-name="P4">Начальное состояние (0 или 1) — начальное состояние выхода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ий размыкающий контакт реле</dc:title>
    <dc:date>2012-03-30T16:32:40.20</dc:date>
    <meta:generator>OpenOffice_Beta/4.1.0$Win32 OpenOffice.org_project/410m14$Build-9760</meta:generator>
    <meta:editing-duration>PT1H25M58S</meta:editing-duration>
    <meta:editing-cycles>51</meta:editing-cycles>
    <meta:document-statistic meta:table-count="1" meta:image-count="2" meta:object-count="0" meta:page-count="1" meta:paragraph-count="11" meta:word-count="89" meta:character-count="618"/>
  </office:meta>
</office:document-meta>
</file>